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2.338cm" fo:break-before="auto" style:use-optimal-row-height="true"/>
    </style:style>
    <style:style style:name="ro15" style:family="table-row">
      <style:table-row-properties style:row-height="64.0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9"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9"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9"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error_validacion_edad_conductor</text:p>
          </table:table-cell>
          <table:table-cell office:value-type="string" calcext:value-type="string">
            <text:p>Minimum 21 years of age, Maximum 90 years of age</text:p>
          </table:table-cell>
          <table:table-cell table:style-name="ce9"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9"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9"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9"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9"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9"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9"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5">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17"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table:table-cell table:style-name="Default" office:value-type="string" calcext:value-type="string">
            <text:p>Oferta: vehículo incluye cancelación sin cargos adicionales.</text:p>
          </table:table-cell>
          <table:table-cell table:number-columns-repeated="2"/>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6">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17"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6">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2">
          <table:table-cell office:value-type="string" calcext:value-type="string">
            <text:p>cargo_conductor_joven</text:p>
          </table:table-cell>
          <table:table-cell office:value-type="string" calcext:value-type="string">
            <text:p>Charge already included young driver: X € per day.</text:p>
          </table:table-cell>
          <table:table-cell table:style-name="ce9" office:value-type="string" calcext:value-type="string">
            <text:p>Cargo ya Incluido conductor joven: X € por dia.</text:p>
          </table:table-cell>
          <table:table-cell office:value-type="string" calcext:value-type="string">
            <text:p>Tassa già incluso giovane autista: X € al giorno.</text:p>
          </table:table-cell>
          <table:table-cell office:value-type="string" calcext:value-type="string">
            <text:p>Gebühr bereits enthalten junger Fahrer: X € pro Tag.</text:p>
          </table:table-cell>
        </table:table-row>
        <table:table-row table:style-name="ro2">
          <table:table-cell office:value-type="string" calcext:value-type="string">
            <text:p>tooltip_cargo_conductor_joven</text:p>
          </table:table-cell>
          <table:table-cell office:value-type="string" calcext:value-type="string">
            <text:p>The offer already includes a young driver supplement of X€ per day.</text:p>
          </table:table-cell>
          <table:table-cell table:style-name="ce9" office:value-type="string" calcext:value-type="string">
            <text:p>La oferta ya incluye un suplemento por conductor joven de X€ diarios</text:p>
          </table:table-cell>
          <table:table-cell office:value-type="string" calcext:value-type="string">
            <text:p>L'offerta include già un supplemento per giovani autisti di X€ al giorno.</text:p>
          </table:table-cell>
          <table:table-cell office:value-type="string" calcext:value-type="string">
            <text:p>Das Angebot beinhaltet bereits einen Jungfahrerzuschlag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6">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6">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9"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3">
          <table:table-cell office:value-type="string" calcext:value-type="string">
            <text:p>title_cancelar</text:p>
          </table:table-cell>
          <table:table-cell/>
          <table:table-cell table:style-name="ce9" office:value-type="string" calcext:value-type="string">
            <text:p>Además la oferta incluye la posibilidad de solicitar la cancelación de la reserva 48 horas antes de la recogida, sin costo alguno.</text:p>
          </table:table-cell>
          <table:table-cell table:number-columns-repeated="2"/>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6">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8">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titulo_politica_anulacion_footer</text:p>
          </table:table-cell>
          <table:table-cell table:style-name="ce19" office:value-type="string" calcext:value-type="string">
            <text:p>Cancellation policy</text:p>
          </table:table-cell>
          <table:table-cell table:style-name="ce9" office:value-type="string" calcext:value-type="string">
            <text:p>Politica de cancelación</text:p>
          </table:table-cell>
          <table:table-cell table:style-name="ce9" office:value-type="string" calcext:value-type="string">
            <text:p>Politica di cancellazione</text:p>
          </table:table-cell>
          <table:table-cell table:style-name="ce9" office:value-type="string" calcext:value-type="string">
            <text:p>Stornierungsbedingungen</text:p>
          </table:table-cell>
        </table:table-row>
        <table:table-row table:style-name="ro9">
          <table:table-cell table:style-name="ce9" office:value-type="string" calcext:value-type="string">
            <text:p>contenido_politica_anulacion_footer</text:p>
          </table:table-cell>
          <table:table-cell table:style-name="ce9"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9"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9"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9"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9" office:value-type="string" calcext:value-type="string">
            <text:p>titulo_seguro_footer</text:p>
          </table:table-cell>
          <table:table-cell table:style-name="ce9" office:value-type="string" calcext:value-type="string">
            <text:p>Insurance</text:p>
          </table:table-cell>
          <table:table-cell table:style-name="ce9" office:value-type="string" calcext:value-type="string">
            <text:p>Seguro</text:p>
          </table:table-cell>
          <table:table-cell table:style-name="ce9" office:value-type="string" calcext:value-type="string">
            <text:p>Assicurazione</text:p>
          </table:table-cell>
          <table:table-cell table:style-name="ce19" office:value-type="string" calcext:value-type="string">
            <text:p>Versicherung</text:p>
          </table:table-cell>
        </table:table-row>
        <table:table-row table:style-name="ro10">
          <table:table-cell table:style-name="ce9" office:value-type="string" calcext:value-type="string">
            <text:p>contenido_seguro_footer</text:p>
          </table:table-cell>
          <table:table-cell table:style-name="ce9"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9"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9"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9"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9" office:value-type="string" calcext:value-type="string">
            <text:p>titulo_sillas_footer</text:p>
          </table:table-cell>
          <table:table-cell table:style-name="ce9" office:value-type="string" calcext:value-type="string">
            <text:p>Child seats and boosters</text:p>
          </table:table-cell>
          <table:table-cell table:style-name="ce9" office:value-type="string" calcext:value-type="string">
            <text:p>Sillas y elevadores de niños</text:p>
          </table:table-cell>
          <table:table-cell table:style-name="ce9" office:value-type="string" calcext:value-type="string">
            <text:p>Seggiolini per bambini e seggiolini</text:p>
          </table:table-cell>
          <table:table-cell table:style-name="ce9" office:value-type="string" calcext:value-type="string">
            <text:p>Kindersitze und Sitzerhöhungen</text:p>
          </table:table-cell>
        </table:table-row>
        <table:table-row table:style-name="ro9">
          <table:table-cell table:style-name="ce9" office:value-type="string" calcext:value-type="string">
            <text:p>contenido_sillas_footer</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9"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9"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9" office:value-type="string" calcext:value-type="string">
            <text:p>titulo_nosotros_footer</text:p>
          </table:table-cell>
          <table:table-cell table:style-name="ce9" office:value-type="string" calcext:value-type="string">
            <text:p>About us</text:p>
          </table:table-cell>
          <table:table-cell table:style-name="ce9" office:value-type="string" calcext:value-type="string">
            <text:p>Nosotros</text:p>
          </table:table-cell>
          <table:table-cell table:style-name="ce9" office:value-type="string" calcext:value-type="string">
            <text:p>Chi siamo</text:p>
          </table:table-cell>
          <table:table-cell table:style-name="ce9" office:value-type="string" calcext:value-type="string">
            <text:p>Über uns</text:p>
          </table:table-cell>
        </table:table-row>
        <table:table-row table:style-name="ro11">
          <table:table-cell table:style-name="ce9" office:value-type="string" calcext:value-type="string">
            <text:p>contenido_nosotros_footer</text:p>
          </table:table-cell>
          <table:table-cell table:style-name="ce9"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9"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9"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9"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9"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table:table-cell table:style-name="ce9" office:value-type="string" calcext:value-type="string">
            <text:p>Confirmación de reserva con localizador</text:p>
          </table:table-cell>
          <table:table-cell/>
          <table:table-cell table:style-name="ce12"/>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9" office:value-type="string" calcext:value-type="string">
            <text:p>tooltip_edad_anyos_carnet_informacion</text:p>
          </table:table-cell>
          <table:table-cell office:value-type="string" calcext:value-type="string">
            <text:p>Minimum 2 years driving licence</text:p>
          </table:table-cell>
          <table:table-cell table:style-name="ce11"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9"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3">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9"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9"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9"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9"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11" office:value-type="string" calcext:value-type="string">
            <text:p>The client undertakes to return the vehicle with the same level of fuel with which it was delivered, assuming the cost of the difference if any.</text:p>
          </table:table-cell>
          <table:table-cell table:style-name="ce11" office:value-type="string" calcext:value-type="string">
            <text:p>El cliente se compromete a devolver el vehiculo con el mismo nivel de combustible con el que se le entregó, asumiendo el coste de la diferencia si la hubiera.</text:p>
          </table:table-cell>
          <table:table-cell table:style-name="ce11" office:value-type="string" calcext:value-type="string">
            <text:p>Il cliente si impegna a restituire il veicolo con lo stesso livello di carburante con cui è stato consegnato, assumendo il costo dell'eventuale differenza.</text:p>
          </table:table-cell>
          <table:table-cell table:style-name="ce11"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11"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11"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1"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1"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6">
          <table:table-cell office:value-type="string" calcext:value-type="string">
            <text:p>contenido_enlace_conductoradicional</text:p>
          </table:table-cell>
          <table:table-cell table:style-name="ce11" office:value-type="string" calcext:value-type="string">
            <text:p>Maximum number of additional drivers per rental: 1.</text:p>
          </table:table-cell>
          <table:table-cell table:style-name="ce11" office:value-type="string" calcext:value-type="string">
            <text:p>Número máximo de conductores adicionales por alquiler: 1.</text:p>
          </table:table-cell>
          <table:table-cell table:style-name="ce11"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3">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9"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table:table-cell table:style-name="ce11" office:value-type="string" calcext:value-type="string">
            <text:p>&lt;p&gt;&lt;span style="text-decoration: 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style="text-decoration: 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style="text-decoration: underline;"&gt;&lt;strong&gt;Conductor adicional:&lt;/strong&gt;&lt;/span&gt;&lt;br /&gt;N&amp;uacute;mero m&amp;aacute;ximo de conductores adicionales por alquiler: 1.&lt;/p&gt; &lt;p&gt;&lt;span style="text-decoration: 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style="text-decoration: underline;"&gt;&lt;strong&gt;Kilometraje:&lt;/strong&gt;&lt;/span&gt;&lt;br /&gt;El uso de nuestros veh&amp;iacute;culos est&amp;aacute; restringido a la isla de Mallorca.&lt;/p&gt; &lt;p&gt;&lt;span style="text-decoration: underline;"&gt;&lt;strong&gt;Pol&amp;iacute;tica de combustible:&lt;/strong&gt;&lt;/span&gt;&lt;br /&gt;El cliente se compromete a devolver el vehiculo con el mismo nivel de combustible con el que se le entreg&amp;oacute;, asumiendo el coste de la diferencia si la hubiera.&lt;/p&gt; &lt;p&gt;&lt;span style="text-decoration: 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style="text-decoration: 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style="text-decoration: underline;"&gt;&lt;strong&gt;Inspecci&amp;oacute;n del veh&amp;iacute;culo:&lt;/strong&gt;&lt;/span&gt; &lt;br /&gt;El usuario tendr&amp;aacute; la oportunidad de estar presente en la recogida y devoluci&amp;oacute;n del veh&amp;iacute;culo.&lt;/p&gt; &lt;p&gt;&lt;span style="text-decoration: 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style="text-decoration: 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table:number-columns-repeated="2"/>
        </table:table-row>
        <table:table-row table:style-name="ro15">
          <table:table-cell office:value-type="string" calcext:value-type="string">
            <text:p>proteccion_datos_texto</text:p>
          </table:table-cell>
          <table:table-cell office:value-type="string" calcext:value-type="string">
            <text:p>&lt;p&gt;&lt;span style="text-decoration: 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text:p>
          </table:table-cell>
          <table:table-cell table:style-name="ce11" office:value-type="string" calcext:value-type="string">
            <text:p>&lt;p&gt;&lt;span style="text-decoration: 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style="text-decoration: 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style="text-decoration: 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text:p>
          </table:table-cell>
        </table:table-row>
        <table:table-row table:style-name="ro1">
          <table:table-cell table:style-name="ce9" office:value-type="string" calcext:value-type="string">
            <text:p>yafalta</text:p>
          </table:table-cell>
          <table:table-cell office:value-type="string" calcext:value-type="string">
            <text:p>Less time to go ....</text:p>
          </table:table-cell>
          <table:table-cell table:style-name="ce9"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9"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number-rows-repeated="20">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27">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3">00/00/0000</text:date>, <text:time style:data-style-name="N2" text:time-value="21:13:25.26746916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13T21:20:42.511637881</dc:date>
    <meta:editing-duration>P4DT4H34M32S</meta:editing-duration>
    <meta:editing-cycles>182</meta:editing-cycles>
    <meta:generator>LibreOffice/7.1.4.2$Linux_X86_64 LibreOffice_project/10$Build-2</meta:generator>
    <meta:document-statistic meta:table-count="1" meta:cell-count="1611" meta:object-count="0"/>
  </office:meta>
</office:document-meta>
</file>